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6" style:family="graphic" style:parent-style-name="standard">
      <style:graphic-properties draw:fill="solid" draw:fill-color="#fff200" draw:textarea-horizontal-align="justify" draw:textarea-vertical-align="middle" draw:auto-grow-height="false" fo:min-height="1.526cm" fo:min-width="6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412cm" fo:min-width="7.548cm" fo:padding-top="0.151cm" fo:padding-bottom="0.151cm" fo:padding-left="0.276cm" fo:padding-right="0.276cm" draw:shadow-opacity="0%"/>
    </style:style>
    <style:style style:name="gr1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16cm" fo:min-width="9.942cm" fo:padding-top="0.151cm" fo:padding-bottom="0.151cm" fo:padding-left="0.276cm" fo:padding-right="0.276cm" draw:shadow-opacity="0%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200" draw:textarea-horizontal-align="justify" draw:textarea-vertical-align="middle" draw:auto-grow-height="false" fo:min-height="0.94cm" fo:min-width="6.8cm"/>
    </style:style>
    <style:style style:name="gr15" style:family="graphic" style:parent-style-name="standard">
      <style:graphic-properties draw:fill="solid" draw:fill-color="#fff200" draw:textarea-horizontal-align="justify" draw:textarea-vertical-align="middle" draw:auto-grow-height="false" fo:min-height="0.847cm" fo:min-width="9.532cm"/>
    </style:style>
    <style:style style:name="gr16" style:family="graphic" style:parent-style-name="standard">
      <style:graphic-properties draw:fill="solid" draw:fill-color="#fff200" draw:textarea-horizontal-align="justify" draw:textarea-vertical-align="middle" draw:auto-grow-height="false" fo:min-height="0.94cm" fo:min-width="9.532cm"/>
    </style:style>
    <style:style style:name="gr17" style:family="graphic" style:parent-style-name="standard">
      <style:graphic-properties draw:fill="solid" draw:fill-color="#fff200" draw:textarea-horizontal-align="justify" draw:textarea-vertical-align="middle" draw:auto-grow-height="false" fo:min-height="0.94cm" fo:min-width="7.978cm"/>
    </style:style>
    <style:style style:name="gr18" style:family="graphic" style:parent-style-name="standard">
      <style:graphic-properties draw:fill="solid" draw:fill-color="#fff200" draw:textarea-horizontal-align="justify" draw:textarea-vertical-align="middle" draw:auto-grow-height="false" fo:min-height="1.288cm" fo:min-width="6.795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66b3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ff200"/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292cm" svg:y="0.197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52cm" svg:y="3.429cm">
          <text:p text:style-name="P2"><text:span text:style-name="T2">AbstractAuthentication</text:span><text:span text:style-name="T2"><text:line-break/></text:span><text:span text:style-name="T2">Processing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27cm" svg:y1="2.329cm" svg:x2="4.727cm" svg:y2="3.472cm" svg:d="M4727 2329v1143" svg:viewBox="0 0 1 1144">
          <text:p/>
        </draw:connector>
        <draw:custom-shape draw:style-name="gr4" draw:text-style-name="P5" draw:layer="layout" svg:width="8.1cm" svg:height="6.187cm" svg:x="0.627cm" svg:y="1.1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1.3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1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6.1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6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27cm" svg:y1="5.03cm" svg:x2="4.727cm" svg:y2="6.173cm" svg:d="M4727 5030v1143" svg:viewBox="0 0 1 1144">
          <text:p/>
        </draw:connector>
        <draw:custom-shape draw:style-name="gr6" draw:text-style-name="P7" draw:layer="layout" svg:width="7.3cm" svg:height="1.776cm" svg:x="11.592cm" svg:y="3.34cm">
          <text:p text:style-name="P2"><text:span text:style-name="T1">Auth</text:span><text:span text:style-name="T1">entic</text:span><text:span text:style-name="T1">ation</text:span><text:span text:style-name="T1">Man</text:span><text:span text:style-name="T1">ager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4.829cm" svg:height="0.962cm" svg:x="10.4cm" svg:y="5.4cm">
          <draw:text-box>
            <text:p text:style-name="P8"><text:span text:style-name="T3">Auth</text:span><text:span text:style-name="T3">entic</text:span><text:span text:style-name="T3">ated?</text:span></text:p>
          </draw:text-box>
        </draw:frame>
        <draw:frame draw:style-name="gr7" draw:text-style-name="P10" draw:layer="layout" svg:width="3.702cm" svg:height="0.962cm" svg:x="10.16cm" svg:y="1.397cm">
          <draw:text-box>
            <text:p>Credentials</text:p>
          </draw:text-box>
        </draw:frame>
        <draw:custom-shape draw:style-name="gr8" draw:text-style-name="P4" draw:layer="layout" svg:width="1.143cm" svg:height="1.143cm" svg:x="14.639cm" svg:y="7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5.2cm" svg:y1="5.1cm" svg:x2="15.2cm" svg:y2="7.1cm">
          <text:p/>
        </draw:line>
        <draw:custom-shape draw:style-name="gr10" draw:text-style-name="P5" draw:layer="layout" svg:width="8.1cm" svg:height="4.714cm" svg:x="0.627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0.494cm" svg:height="7.118cm" svg:x="9.933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4.605cm" svg:y1="7.62cm" svg:x2="4.699cm" svg:y2="7.62cm">
          <text:p/>
        </draw:line>
        <draw:line draw:style-name="gr9" draw:text-style-name="P4" draw:layer="layout" svg:x1="4.699cm" svg:y1="7.62cm" svg:x2="4.7cm" svg:y2="10cm">
          <text:p/>
        </draw:line>
        <draw:line draw:style-name="gr9" draw:text-style-name="P4" draw:layer="layout" svg:x1="15.21cm" svg:y1="8.255cm" svg:x2="15.21cm" svg:y2="10.033cm">
          <text:p/>
        </draw:line>
        <draw:frame draw:style-name="gr13" draw:text-style-name="P10" draw:layer="layout" svg:width="2.437cm" svg:height="0.962cm" svg:x="4.675cm" svg:y="8.282cm">
          <draw:text-box>
            <text:p>Failure</text:p>
          </draw:text-box>
        </draw:frame>
        <draw:frame draw:style-name="gr13" draw:text-style-name="P10" draw:layer="layout" svg:width="2.898cm" svg:height="0.962cm" svg:x="15.255cm" svg:y="8.285cm">
          <draw:text-box>
            <text:p>Success</text:p>
          </draw:text-box>
        </draw:frame>
        <draw:custom-shape draw:style-name="gr14" draw:text-style-name="P7" draw:layer="layout" svg:width="7.3cm" svg:height="1.19cm" svg:x="11.592cm" svg:y="11.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0.032cm" svg:height="1.097cm" svg:x="10.16cm" svg:y="15.54cm">
          <text:p text:style-name="P2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3cm" svg:height="1.19cm" svg:x="11.592cm" svg:y="12.94cm">
          <text:p text:style-name="P11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0.032cm" svg:height="1.19cm" svg:x="10.16cm" svg:y="10.14cm">
          <text:p text:style-name="P2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8.763cm" svg:y1="4.318cm" svg:x2="10.16cm" svg:y2="4.318cm">
          <text:p/>
        </draw:line>
        <draw:line draw:style-name="gr12" draw:text-style-name="P4" draw:layer="layout" svg:x1="10.16cm" svg:y1="4.291cm" svg:x2="10.16cm" svg:y2="2.54cm">
          <text:p/>
        </draw:line>
        <draw:line draw:style-name="gr12" draw:text-style-name="P4" draw:layer="layout" svg:x1="10.16cm" svg:y1="2.54cm" svg:x2="15.24cm" svg:y2="2.54cm">
          <text:p/>
        </draw:line>
        <draw:line draw:style-name="gr9" draw:text-style-name="P4" draw:layer="layout" svg:x1="15.24cm" svg:y1="2.54cm" svg:x2="15.24cm" svg:y2="3.302cm">
          <text:p/>
        </draw:line>
        <draw:custom-shape draw:style-name="gr17" draw:text-style-name="P7" draw:layer="layout" svg:width="8.478cm" svg:height="1.19cm" svg:x="11.014cm" svg:y="14.24cm">
          <text:p text:style-name="P11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3cm" svg:height="1.19cm" svg:x="0.992cm" svg:y="10.2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3cm" svg:height="1.19cm" svg:x="0.992cm" svg:y="11.54cm">
          <text:p text:style-name="P11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295cm" svg:height="1.538cm" svg:x="0.96cm" svg:y="12.94cm">
          <text:p text:style-name="P2"><text:span text:style-name="T1">Authentication</text:span></text:p>
          <text:p text:style-name="P2"><text:span text:style-name="T1">FailureHand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4T13:42:27.267786448</dc:date>
    <meta:editing-duration>P6DT23H3S</meta:editing-duration>
    <meta:editing-cycles>32</meta:editing-cycles>
    <meta:generator>LibreOffice/6.0.7.3$Linux_X86_64 LibreOffice_project/00m0$Build-3</meta:generator>
    <meta:document-statistic meta:object-count="33"/>
  </office:meta>
</office:document-meta>
</file>